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8cm" style:rel-column-width="9197*"/>
    </style:style>
    <style:style style:name="Tabella1.B" style:family="table-column">
      <style:table-column-properties style:column-width="8.906cm" style:rel-column-width="21070*"/>
    </style:style>
    <style:style style:name="Tabella1.C" style:family="table-column">
      <style:table-column-properties style:column-width="1.016cm" style:rel-column-width="2403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J" style:family="table-column">
      <style:table-column-properties style:column-width="1.734cm" style:rel-column-width="4102*"/>
    </style:style>
    <style:style style:name="Tabella1.K" style:family="table-column">
      <style:table-column-properties style:column-width="1.743cm" style:rel-column-width="4123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65c266" officeooo:paragraph-rsid="0065c266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6de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5"/>
        <table:table-column table:style-name="Tabella1.J"/>
        <table:table-column table:style-name="Tabella1.K"/>
        <table:table-header-rows>
          <table:table-row>
            <table:table-cell table:style-name="Tabella1.A1" office:value-type="string">
              <text:p text:style-name="P23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22">GAMMA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4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clean_gamma(get_selection_item(o, 'status'))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25"><text:placeholder text:placeholder-type="text">&lt;clean_gamma(get_selection_item(o, 'status'))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3-20T17:41:23.037287758</dc:date>
    <dc:creator>thebrush </dc:creator>
    <meta:editing-duration>PT5H22M3S</meta:editing-duration>
    <meta:editing-cycles>89</meta:editing-cycles>
    <meta:document-statistic meta:table-count="1" meta:image-count="0" meta:object-count="0" meta:page-count="1" meta:paragraph-count="43" meta:word-count="120" meta:character-count="1181" meta:non-whitespace-character-count="1107"/>
  </office:meta>
</office:document-meta>
</file>